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C000001D01E5C3C78E17E54E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59cm" svg:height="16.38cm" draw:transform="skewX (1.07362532542417E-017) rotate (0.0516617458590322) translate (4.684cm 4.684cm)">
          <draw:image xlink:href="Pictures/100000000000012C000001D01E5C3C78E17E54E1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1-27T18:35:27.897000000</dc:date>
    <meta:editing-duration>PT6M45S</meta:editing-duration>
    <meta:editing-cycles>1</meta:editing-cycles>
    <meta:document-statistic meta:object-count="1"/>
    <meta:generator>Trio_Office/6.2.8.2$Windows_x86 LibreOffice_project/</meta:generator>
  </office:meta>
</office:document-meta>
</file>